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ff8000"/>
    </style:style>
    <style:style style:name="P2" style:family="paragraph" style:parent-style-name="Standard">
      <style:text-properties fo:color="#ff0000"/>
    </style:style>
    <style:style style:name="P3" style:family="paragraph" style:parent-style-name="Standard">
      <style:text-properties fo:color="#ff0000" fo:font-weight="normal" officeooo:paragraph-rsid="001a3293" style:font-weight-asian="normal" style:font-weight-complex="normal"/>
    </style:style>
    <style:style style:name="P4" style:family="paragraph" style:parent-style-name="Standard">
      <style:text-properties fo:color="#808080"/>
    </style:style>
    <style:style style:name="P5" style:family="paragraph" style:parent-style-name="Standard">
      <style:text-properties fo:color="#808080"/>
    </style:style>
    <style:style style:name="P6" style:family="paragraph" style:parent-style-name="Standard">
      <style:text-properties fo:color="#ff0000" fo:font-weight="normal" officeooo:rsid="001a3293" officeooo:paragraph-rsid="001a3293" style:font-weight-asian="normal" style:font-weight-complex="normal"/>
    </style:style>
    <style:style style:name="P7" style:family="paragraph" style:parent-style-name="Standard">
      <style:text-properties officeooo:paragraph-rsid="001d2148"/>
    </style:style>
    <style:style style:name="P8" style:family="paragraph" style:parent-style-name="Standard">
      <style:text-properties officeooo:paragraph-rsid="001a8b22"/>
    </style:style>
    <style:style style:name="T1" style:family="text">
      <style:text-properties officeooo:rsid="0019caf0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9caf0" style:font-weight-asian="normal" style:font-weight-complex="normal"/>
    </style:style>
    <style:style style:name="T4" style:family="text">
      <style:text-properties fo:font-weight="normal" officeooo:rsid="001a3293" style:font-weight-asian="normal" style:font-weight-complex="normal"/>
    </style:style>
    <style:style style:name="T5" style:family="text">
      <style:text-properties fo:color="#000000" officeooo:rsid="0019caf0"/>
    </style:style>
    <style:style style:name="T6" style:family="text">
      <style:text-properties fo:color="#000000" fo:font-weight="normal" style:font-weight-asian="normal" style:font-weight-complex="normal"/>
    </style:style>
    <style:style style:name="T7" style:family="text">
      <style:text-properties fo:color="#000000" fo:font-weight="normal" officeooo:rsid="001a3293" style:font-weight-asian="normal" style:font-weight-complex="normal"/>
    </style:style>
    <style:style style:name="T8" style:family="text">
      <style:text-properties fo:color="#000000" fo:font-weight="normal" officeooo:rsid="0019caf0" style:font-weight-asian="normal" style:font-weight-complex="normal"/>
    </style:style>
    <style:style style:name="T9" style:family="text">
      <style:text-properties fo:color="#000000" fo:font-weight="bold" style:font-weight-asian="bold" style:font-weight-complex="bold"/>
    </style:style>
    <style:style style:name="T10" style:family="text">
      <style:text-properties fo:color="#ff0000"/>
    </style:style>
    <style:style style:name="T11" style:family="text">
      <style:text-properties fo:color="#ff0000" fo:font-weight="normal" style:font-weight-asian="normal" style:font-weight-complex="normal"/>
    </style:style>
    <style:style style:name="T12" style:family="text">
      <style:text-properties fo:color="#ff0000" fo:font-weight="normal" officeooo:rsid="001d228d" style:font-weight-asian="normal" style:font-weight-complex="normal"/>
    </style:style>
    <style:style style:name="T13" style:family="text">
      <style:text-properties fo:color="#ff0000" fo:font-weight="normal" officeooo:rsid="0019caf0" style:font-weight-asian="normal" style:font-weight-complex="normal"/>
    </style:style>
    <style:style style:name="T14" style:family="text">
      <style:text-properties fo:color="#ff0000" fo:font-weight="normal" officeooo:rsid="001d2148" style:font-weight-asian="normal" style:font-weight-complex="normal"/>
    </style:style>
    <style:style style:name="T15" style:family="text">
      <style:text-properties fo:color="#ff0000" fo:font-weight="normal" officeooo:rsid="001a3293" style:font-weight-asian="normal" style:font-weight-complex="normal"/>
    </style:style>
    <style:style style:name="T16" style:family="text">
      <style:text-properties fo:color="#ff0000" officeooo:rsid="001d228d"/>
    </style:style>
    <style:style style:name="T17" style:family="text">
      <style:text-properties fo:color="#ff0000" officeooo:rsid="001b702b"/>
    </style:style>
    <style:style style:name="T18" style:family="text">
      <style:text-properties officeooo:rsid="001a3293"/>
    </style:style>
    <style:style style:name="T19" style:family="text">
      <style:text-properties officeooo:rsid="001b702b"/>
    </style:style>
    <style:style style:name="T20" style:family="text">
      <style:text-properties officeooo:rsid="001d2148"/>
    </style:style>
    <style:style style:name="T21" style:family="text">
      <style:text-properties officeooo:rsid="001d228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/>
      <text:p text:style-name="Standard"><text:span text:style-name="T10">avr-objdump -x </text:span><text:span text:style-name="T16">5</text:span><text:span text:style-name="T10">.hex <text:s text:c="3"/></text:span><text:span text:style-name="T17">(таблица символов)</text:span></text:p>
      <text:p text:style-name="Standard"/>
      <text:p text:style-name="Standard">Секции</text:p>
      <text:p text:style-name="Standard"><text:span text:style-name="T11">avr-objdump -h </text:span><text:span text:style-name="T12">5</text:span><text:span text:style-name="T11">.hex</text:span></text:p>
      <text:p text:style-name="P4">Sections:</text:p>
      <text:p text:style-name="P4">Idx Name <text:s text:c="9"/>Size <text:s text:c="5"/>VMA <text:s text:c="6"/>LMA <text:s text:c="6"/>File off <text:s/>Algn</text:p>
      <text:p text:style-name="P4"><text:s text:c="2"/>0 .sec1 <text:s text:c="8"/>00010000 <text:s/>00000000 <text:s/>00000000 <text:s/>00000000 <text:s/>2**0</text:p>
      <text:p text:style-name="P4"><text:s text:c="18"/>CONTENTS, ALLOC, LOAD</text:p>
      <text:p text:style-name="P4"><text:s text:c="2"/>1 .sec2 <text:s text:c="8"/>000015c8 <text:s/>00010000 <text:s/>00010000 <text:s/>00026010 <text:s/>2**0</text:p>
      <text:p text:style-name="P4"><text:s text:c="18"/>CONTENTS, ALLOC, LOAD</text:p>
      <text:p text:style-name="P1"/>
      <text:p text:style-name="Standard"><text:span text:style-name="T11">avr-objdump -m avr:51 -D </text:span><text:span text:style-name="T12">5</text:span><text:span text:style-name="T11">.hex</text:span><text:span text:style-name="T9"> <text:s text:c="2"/></text:span><text:span text:style-name="T6">- </text:span><text:span text:style-name="T8">дизассемблирует файл</text:span></text:p>
      <text:p text:style-name="P6"/>
      <text:p text:style-name="P7"><text:span text:style-name="T13">avr-objdump -m avr:51 -</text:span><text:span text:style-name="T14">S </text:span><text:span text:style-name="T13">-D </text:span><text:span text:style-name="T12">5</text:span><text:span text:style-name="T13">.hex <text:tab/><text:tab/></text:span><text:span text:style-name="T8">-S, --source <text:s text:c="12"/>Intermix source code with disassembly</text:span></text:p>
      <text:p text:style-name="P3"/>
      <text:p text:style-name="P8"><text:span text:style-name="T15">avr-objdump -s </text:span><text:span text:style-name="T12">5</text:span><text:span text:style-name="T15">.hex <text:s text:c="9"/></text:span><text:span text:style-name="T7">-s, --full-contents <text:s text:c="5"/>Display the full contents of all sections requested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6.5402in" fo:page-height="11.6902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2-26T17:42:16.435666786</meta:creation-date>
    <dc:date>2023-12-27T11:59:20.249057431</dc:date>
    <meta:editing-duration>PT16H58M59S</meta:editing-duration>
    <meta:editing-cycles>8</meta:editing-cycles>
    <meta:generator>LibreOffice/6.4.7.2$Linux_X86_64 LibreOffice_project/40$Build-2</meta:generator>
    <meta:document-statistic meta:table-count="0" meta:image-count="0" meta:object-count="0" meta:page-count="1" meta:paragraph-count="12" meta:word-count="74" meta:character-count="600" meta:non-whitespace-character-count="416"/>
  </office:meta>
</office:document-meta>
</file>